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ff" draw:marker-start-width="0.2cm" draw:marker-end-width="0.2cm" draw:fill="none" draw:fill-color="#000080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solid" svg:stroke-width="0cm" svg:stroke-color="#0000ff" draw:marker-start-width="0.2cm" draw:marker-end-width="0.2cm" draw:fill="none" draw:fill-color="#000080" draw:opacity="100%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ff" draw:marker-start-width="0.124cm" draw:marker-end-width="0.124cm" draw:fill="none" draw:fill-color="#000080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cm" svg:stroke-color="#0000ff" draw:marker-start-width="0.2cm" draw:marker-end-width="0.2cm" draw:fill="none" draw:fill-color="#000080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cm" svg:stroke-color="#0000ff" draw:marker-start-width="0.124cm" draw:marker-end-width="0.124cm" draw:fill="none" draw:fill-color="#000080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er4" svg:width="24.637cm" svg:height="8.889cm" svg:x="0cm" svg:y="18.288cm" svg:viewBox="0 0 24638 8890" svg:d="m9932 6977h1066c196 0 356-160 356-356v-1066c0-196-160-356-356-356h-1066c-196 0-356 160-356 356v1066c0 196 160 356 356 356zm1803-698c35 0 65-8 96-26s52-39 69-69 26-61 26-96-8-65-26-95c-17-31-39-53-69-70s-61-26-96-26-65 8-95 26-53 39-70 70-26 60-26 95 8 65 26 96c17 30 39 52 70 69s60 26 95 26zm-2540 0c35 0 65-8 96-26s52-39 69-69 26-61 26-96-8-65-26-95c-17-31-39-53-69-70s-61-26-96-26-65 8-95 26-53 39-70 70-26 60-26 95 8 65 26 96c17 30 39 52 70 69s60 26 95 26zm-4986-5778c37 0 69-9 102-27s55-42 74-74 27-65 27-102-9-69-27-101-42-56-74-75-65-27-102-27-69 9-101 27-56 42-75 75-27 64-27 101 9 69 27 102 42 55 75 74 64 27 101 27zm16225 0c37 0 69-9 102-27s55-42 74-74 27-65 27-102-9-69-27-101-42-56-74-75-65-27-102-27-68 9-100 27-56 42-75 75-27 64-27 101 9 69 27 102 42 55 75 74 63 27 100 27zm-9967 2923c117 0 216-27 318-85s173-131 232-232 85-201 85-318-27-216-85-317-131-174-232-233-201-85-318-85-216 27-317 85-174 131-233 233-85 200-85 317 27 216 85 318 131 173 233 232 200 85 317 85zm4623 633h3860c196 0 356-160 356-356v-1828c0-196-160-356-356-356h-3860c-196 0-356 160-356 356v1828c0 196 160 356 356 356zm-11382-1358c104 141 128 301 128 476s-41 326-128 477-196 260-348 348-302 128-477 128-324-41-476-128-261-196-349-348-128-302-128-477v0-2540-635h-1295v2540h-635c0 847 2 1686 2 2533 250 0 383 4 633 4v3813h1295v-635h4572v635h3531v-635h4572v635h3556v-635h4572v635h1270v-3813h635v-2537h-635v-2540h-1270v635h-1524v-635h-1530v635h-1518v-635h-3556v635h-4572c-1-212 1-423 0-635h-3531v635h-1524c0-212 1-423 0-635h-1524v635c-1 509-4 1006-2 1527-11 282 182 436 256 537z">
          <text:p/>
        </draw:path>
        <draw:path draw:style-name="gr2" draw:text-style-name="P1" draw:layer="Layer4" svg:width="24.639cm" svg:height="17.017cm" svg:x="0cm" svg:y="0cm" svg:viewBox="0 0 24640 17018" svg:d="m1232 1383c28 0 52-6 77-20 24-14 41-32 56-56 14-25 20-48 20-77s-6-51-20-76c-15-24-32-42-56-56s-49-20-77-20-52 6-76 20-42 32-57 56-20 48-20 77 6 51 20 76 32 42 57 56 48 20 76 20zm0 14554c28 0 52-6 77-20 24-14 41-32 56-56s20-48 20-76-6-52-20-77-32-42-56-56-49-20-77-20-52 6-76 20-42 32-57 56-20 48-20 77 6 51 20 76 32 42 57 56 48 20 76 20zm18364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11392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914-14541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12300-7061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11392-940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11392-940c28 0 52-6 77-20s41-32 56-56 20-48 20-76-6-52-20-77-32-42-56-56c-25-14-49-20-77-20s-52 6-76 20c-25 14-42 32-57 56s-20 48-20 77 6 51 20 76 32 42 57 56 48 20 76 20zm-11392 0c28 0 52-6 77-20s41-32 56-56 20-48 20-76-6-52-20-77-32-42-56-56c-25-14-49-20-77-20s-52 6-76 20c-25 14-42 32-57 56s-20 48-20 77 6 51 20 76 32 42 57 56 48 20 76 20zm9099 358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939 264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12319-4038h-204v357h204v254h355c0-84-1-169 0-254h203v-357h-203v-635h584v-634h1524v635h3531v-635h4572v635h3556c-1-212 1-423 0-635h1517v635c169 0 422-1 591-1v635h-203v357h203c2 85-1 170 0 254h356c-1-84 0-169 0-254h203v-357h-203v-635h584v-634h1524v635h1270v2540h637c0 423-1 720-1 1143h-636c0 145 1 439 0 584h-872v-203h-422v203h-328v356h328v203h422v-203h872c1 143 0 441 0 584h636c2 424-2 717 0 1141-252 0-384 2-636 2 1 1016-1 2032 0 3048h637c0 426-2 717-2 1143h-635c0 143 1 440 0 584h-872v-203h-422v203c-754 0 432-1-328 0v356c760-1-426 0 328 0v203h422v-203h872c1 143 0 441 0 584h637c0 423-2 720-2 1143h-635v2540h-1270v635h-1524c0-210 2-425 2-635h-588c0-212 2-422 2-633h203v-354h-203c-1-85 1-168 0-252h-356c1 84-1 167 0 252h-203v354h203v633h-590c0 212-1 425-1 635h-1517v-635h-3556v635h-4572v-635h-3531v635h-1524v-635h-584v-633h203v-354h-203c-1-85 1-168 0-252h-355v252h-204v354h204v633h-585v635h-1524v-635h-1295v-2540c-211 0-382-1-633-1 0-423-2-719-2-1142h635c1-142 0-442 0-584h871v203h420v-203h297v-356c-100-1-197 0-297 0v-203h-420v203h-871c-1-147 1-438 0-584h-635c0-424 2-721 2-1145 251 0 383 2 633 2v-3048c-251 0-383-2-634-2 0-424-1-717-1-1141h635v-584h871v203h420v-203h297v-356h-297v-203h-420v203h-871v-584h-635v-1143h635c-1-846 1-1694 0-2540h1295v-635h1527v635c170 0 411-1 582-1zm10452 11482c-147 0-267-80-267-178s120-178 267-178h7086c147 0 267 80 267 178s-120 178-267 178z">
          <text:p/>
        </draw:path>
        <draw:path draw:style-name="gr3" draw:text-style-name="P1" draw:layer="Layer4" svg:width="9.651cm" svg:height="17.017cm" svg:x="25.908cm" svg:y="0cm" svg:viewBox="0 0 9652 17018" svg:d="m1092 5283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1296 2439h2082c196 0 356-160 356-356v-4470c0-196-160-356-356-356h-2082c-196 0-356 160-356 356v4470c0 196 160 356 356 356zm3454-13945v-635h3810v3175h-642v3810h642v3048h-642c0 1270 5 2540 5 3810h637v3175h-3805c0-210-5-425-5-635h-2540c0 210 2 425 2 635h-2542v-3175h635v-1143h-635c-140 0-260-32-381-102s-209-158-279-279c-70-121-102-241-102-381s32-260 102-381 158-209 279-279 241-102 381-102c20 0 40 1 59 2h576v-1145h-635v-3048h635v-1143h-635c-140 0-260-32-381-102s-209-158-279-279-102-241-102-381 32-260 102-381 158-209 279-279 241-102 381-102h635v-1143h-635v-3175h2540v635z">
          <text:p/>
        </draw:path>
      </draw:page>
      <draw:page draw:name="page2" draw:style-name="dp1" draw:master-page-name="Default">
        <draw:path draw:style-name="gr4" draw:text-style-name="P1" draw:layer="Layer4" svg:width="24.637cm" svg:height="8.896cm" svg:x="0cm" svg:y="18.281cm" svg:viewBox="0 0 24638 8897" svg:d="m4209 509c37 0 69-9 102-27s55-42 74-74 27-65 27-102-9-69-27-101-42-56-74-75-65-27-102-27-69 9-101 27-56 42-75 75-27 64-27 101 9 69 27 102 42 55 75 74 64 27 101 27zm16225 0c37 0 69-9 102-27s55-42 74-74 27-65 27-102-9-69-27-101-42-56-74-75-65-27-102-27-68 9-100 27-56 42-75 75-27 64-27 101 9 69 27 102 42 55 75 74 63 27 100 27zm-18504 7753v635h-1295v-3813c-250 0-383-3-633-3 0-847-2-1687-2-2534h635v-2540h1295v635h1524v-635h1524c1 212 0 423 0 635h1524v-635h3531c1 212-1 423 0 635h4572v-635c1203 0 2353-7 3556-7v642h1518v-635h1533c0 212-7 423-7 635h1528v-635h1270v2540h635v2537h-635v3813h-1270v-635h-4572v635h-3556v-635h-4572v635h-3531v-635z">
          <text:p/>
        </draw:path>
        <draw:path draw:style-name="gr2" draw:text-style-name="P1" draw:layer="Layer4" svg:width="24.638cm" svg:height="17.017cm" svg:x="0.001cm" svg:y="0.001cm" svg:viewBox="0 0 24639 17018" svg:d="m6501 0v634h3531v-634h4572v634h3556c-1-212 1-422 0-634h4572v634h1270v2540h636c2 1270-2 2538 0 3809-252 0-384 1-636 1 1 1016-1 2032 0 3048h636v3810h-636v2540h-1270v636h-4572v-636h-3556v636c-1503 0-3069-1-4572-1v-635h-3531v636h-4572v-636h-1295v-2540h-633v-3811c251 0 383 1 633 1v-3048c-251 0-383-1-634-1v-3809h634c-1-846 1-1694 0-2540h1295v-634zm14582 10618c234 0 433-53 635-170s348-263 465-465 170-401 170-635-53-433-170-635-263-348-465-465-401-170-635-170-433 53-635 170-348 263-465 465-170 401-170 635 53 433 170 635 263 348 465 465 401 170 635 170zm-7468 508c140 0 260-32 381-102s209-158 279-279 102-241 102-381-32-260-102-381-158-209-279-279-241-102-381-102-260 32-381 102-209 158-279 279-102 241-102 381 32 260 102 381 158 209 279 279 241 102 381 102z">
          <text:p/>
        </draw:path>
        <draw:path draw:style-name="gr5" draw:text-style-name="P1" draw:layer="Layer4" svg:width="9.651cm" svg:height="17.017cm" svg:x="25.908cm" svg:y="0cm" svg:viewBox="0 0 9652 17018" svg:d="m1092 5283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4750-11506v-635h3810v3175h-638c0 1270 5 2540 5 3810h633v3048h-638c0 1270 5 2540 5 3810h633v3175h-3810v-635h-2540c0 210 2 425 2 635h-2542v-3175h635v-1143h-635c-140 0-260-32-381-102s-209-158-279-279c-70-121-102-241-102-381s32-260 102-381 158-209 279-279 241-102 381-102c20 0 40 1 59 2h576v-1145h-635v-3048h635v-1143h-635c-140 0-260-32-381-102s-209-158-279-279-102-241-102-381 32-260 102-381 158-209 279-279 241-102 381-102h635v-1143h-635v-3175h2540v635z">
          <text:p/>
        </draw:path>
      </draw:page>
      <draw:page draw:name="page3" draw:style-name="dp1" draw:master-page-name="Default">
        <draw:path draw:style-name="gr2" draw:text-style-name="P1" draw:layer="Layer4" svg:width="16.381cm" svg:height="24.638cm" svg:x="17.018cm" svg:y="0cm" svg:viewBox="0 0 16382 24639" svg:d="m0 18138h634zm0 0v-3531zm0 0h-634zm0 0v-4572zm0 0h634zm0 0v-3556zm0 0c-212 1-422-1-634 0zm0-1524v-1524zm0-1524h634zm0 0v-1270zm0 0h2540zm0 0v-636zm0 0c1270-2 2538 2 3809 0zm0 0c0 252 1 384 1 636zm0 0c1016-1 2032 1 3048 0zm0 0v-636zm0 0h3810zm0 0v636zm0 0h2540zm0 23368h-2540zm0 0v633zm0 0h-3811zm0 0c0-251 1-383 1-633zm0 0h-3048zm0 0c0 251-1 383-1 634zm0 0h-3809zm0 0v-634zm0 0c-846 1-1694-1-2540 0zm0 0v-1295zm0 0h-634zm0-1524v-1524z">
          <text:p/>
        </draw:path>
        <draw:path draw:style-name="gr4" draw:text-style-name="P1" draw:layer="Layer4" svg:width="24.637cm" svg:height="8.896cm" draw:transform="rotate (-1.57079632679579) translate (42.2979999999943cm -0.00000000000452207737525995cm)" svg:viewBox="0 0 24638 8897" svg:d="m20429 509c-37 0-69-9-102-27s-55-42-74-74-27-65-27-102 9-69 27-101 42-56 74-75 65-27 102-27 69 9 101 27 56 42 75 75 27 64 27 101-9 69-27 102-42 55-75 74-64 27-101 27zm-16225 0c-37 0-69-9-102-27s-55-42-74-74-27-65-27-102 9-69 27-101 42-56 74-75 65-27 102-27 68 9 100 27 56 42 75 75 27 64 27 101-9 69-27 102-42 55-75 74-63 27-100 27zm18504 7753v635h1295v-3813c250 0 383-3 633-3 0-847 2-1687 2-2534h-635v-2540h-1295v635h-1524v-635h-1524c-1 212 0 423 0 635h-1524v-635h-3531c-1 212 1 423 0 635h-4572v-635c-1203 0-2353-7-3556-7v642h-1518v-635h-1533c0 212 7 423 7 635h-1528v-635h-1270v2540h-635v2537h635v3813h1270v-635h4572v635h3556v-635h4572v635h3531v-635z">
          <text:p/>
        </draw:path>
        <draw:path draw:style-name="gr2" draw:text-style-name="P1" draw:layer="Layer4" svg:width="24.639cm" svg:height="17.017cm" draw:transform="rotate (1.5707963267946) translate (0.0000000000017179672539797cm 24.6400000000113cm)" svg:viewBox="0 0 24640 17018" svg:d="m1232 1383c28 0 52-6 77-20 24-14 41-32 56-56 14-25 20-48 20-77s-6-51-20-76c-15-24-32-42-56-56s-49-20-77-20-52 6-76 20-42 32-57 56-20 48-20 77 6 51 20 76 32 42 57 56 48 20 76 20zm0 14554c28 0 52-6 77-20 24-14 41-32 56-56s20-48 20-76-6-52-20-77-32-42-56-56-49-20-77-20-52 6-76 20-42 32-57 56-20 48-20 77 6 51 20 76 32 42 57 56 48 20 76 20zm18364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11392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914-14541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12300-7061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11392-940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11392-940c28 0 52-6 77-20s41-32 56-56 20-48 20-76-6-52-20-77-32-42-56-56c-25-14-49-20-77-20s-52 6-76 20c-25 14-42 32-57 56s-20 48-20 77 6 51 20 76 32 42 57 56 48 20 76 20zm-11392 0c28 0 52-6 77-20s41-32 56-56 20-48 20-76-6-52-20-77-32-42-56-56c-25-14-49-20-77-20s-52 6-76 20c-25 14-42 32-57 56s-20 48-20 77 6 51 20 76 32 42 57 56 48 20 76 20zm9099 358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939 264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12319-4038h-204v357h204v254h355c0-84-1-169 0-254h203v-357h-203v-635h584v-634h1524v635h3531v-635h4572v635h3556c-1-212 1-423 0-635h1517v635c169 0 422-1 591-1v635h-203v357h203c2 85-1 170 0 254h356c-1-84 0-169 0-254h203v-357h-203v-635h584v-634h1524v635h1270v2540h637c0 423-1 720-1 1143h-636c0 145 1 439 0 584h-872v-203h-422v203h-328v356h328v203h422v-203h872c1 143 0 441 0 584h636c2 424-2 717 0 1141-252 0-384 2-636 2 1 1016-1 2032 0 3048h637c0 426-2 717-2 1143h-635c0 143 1 440 0 584h-872v-203h-422v203c-754 0 432-1-328 0v356c760-1-426 0 328 0v203h422v-203h872c1 143 0 441 0 584h637c0 423-2 720-2 1143h-635v2540h-1270v635h-1524c0-210 2-425 2-635h-588c0-212 2-422 2-633h203v-354h-203c-1-85 1-168 0-252h-356c1 84-1 167 0 252h-203v354h203v633h-590c0 212-1 425-1 635h-1517v-635h-3556v635h-4572v-635h-3531v635h-1524v-635h-584v-633h203v-354h-203c-1-85 1-168 0-252h-355v252h-204v354h204v633h-585v635h-1524v-635h-1295v-2540c-211 0-382-1-633-1 0-423-2-719-2-1142h635c1-142 0-442 0-584h871v203h420v-203h297v-356c-100-1-197 0-297 0v-203h-420v203h-871c-1-147 1-438 0-584h-635c0-424 2-721 2-1145 251 0 383 2 633 2v-3048c-251 0-383-2-634-2 0-424-1-717-1-1141h635v-584h871v203h420v-203h297v-356h-297v-203h-420v203h-871v-584h-635v-1143h635c-1-846 1-1694 0-2540h1295v-635h1527v635c170 0 411-1 582-1zm10452 11482c-147 0-267-80-267-178s120-178 267-178h7086c147 0 267 80 267 178s-120 178-267 178z">
          <text:p/>
        </draw:path>
      </draw:page>
      <draw:page draw:name="page4" draw:style-name="dp1" draw:master-page-name="Default">
        <draw:path draw:style-name="gr2" draw:text-style-name="P1" draw:layer="Layer4" svg:width="17.017cm" svg:height="24.638cm" svg:x="0cm" svg:y="0cm" svg:viewBox="0 0 17018 24639" svg:d="m0 18138h634v-3531h-634v-4572h634v-3556c-212 1-422-1-634 0v-4572h634v-1270h2540v-636c1270-2 2538 2 3809 0 0 252 1 384 1 636 1016-1 2032 1 3048 0v-636h3810v636h2540v1270h636v4572h-636v3556h636c0 1503-1 3069-1 4572h-635v3531h636v4572h-636v1295h-2540v633h-3811c0-251 1-383 1-633h-3048c0 251-1 383-1 634h-3809v-634c-846 1-1694-1-2540 0v-1295h-634z">
          <text:p/>
        </draw:path>
        <draw:g>
          <draw:path draw:style-name="gr1" draw:text-style-name="P1" draw:layer="Layer4" svg:width="1.777cm" svg:height="1.777cm" svg:x="18.296cm" svg:y="13.284cm" svg:viewBox="0 0 1778 1778" svg:d="m0 1422v-1066c0-196 160-356 356-356h1066c196 0 356 160 356 356v1066c0 196-160 356-356 356h-1066c-196 0-356-160-356-356z">
            <text:p/>
          </draw:path>
          <draw:path draw:style-name="gr1" draw:text-style-name="P1" draw:layer="Layer4" svg:width="0.381cm" svg:height="0.381cm" svg:x="18.994cm" svg:y="12.712cm" svg:viewBox="0 0 382 382" svg:d="m0 191c0-35 8-65 26-96s39-52 69-69 61-26 96-26 65 8 95 26c31 17 53 39 70 69s26 61 26 96-8 65-26 95-39 53-70 70-60 26-95 26-65-8-96-26c-30-17-52-39-69-70s-26-60-26-95z">
            <text:p/>
          </draw:path>
          <draw:path draw:style-name="gr1" draw:text-style-name="P1" draw:layer="Layer4" svg:width="0.381cm" svg:height="0.381cm" svg:x="18.994cm" svg:y="15.252cm" svg:viewBox="0 0 382 382" svg:d="m0 191c0-35 8-65 26-96s39-52 69-69 61-26 96-26 65 8 95 26c31 17 53 39 70 69s26 61 26 96-8 65-26 95-39 53-70 70-60 26-95 26-65-8-96-26c-30-17-52-39-69-70s-26-60-26-95z">
            <text:p/>
          </draw:path>
          <draw:path draw:style-name="gr1" draw:text-style-name="P1" draw:layer="Layer4" svg:width="0.405cm" svg:height="0.405cm" svg:x="24.772cm" svg:y="20.226cm" svg:viewBox="0 0 406 406" svg:d="m0 203c0-37 9-69 27-102s42-55 74-74 65-27 102-27 69 9 101 27 56 42 75 74 27 65 27 102-9 69-27 101-42 56-75 75-64 27-101 27-69-9-102-27-55-42-74-75-27-64-27-101z">
            <text:p/>
          </draw:path>
          <draw:path draw:style-name="gr1" draw:text-style-name="P1" draw:layer="Layer4" svg:width="0.405cm" svg:height="0.404cm" svg:x="24.772cm" svg:y="4.001cm" svg:viewBox="0 0 406 405" svg:d="m0 203c0-37 9-69 27-102s42-55 74-74 65-27 102-27 69 9 101 27 56 42 75 74 27 65 27 102-9 68-27 100-42 56-75 75-64 27-101 27-69-9-102-27-55-42-74-75-27-63-27-100z">
            <text:p/>
          </draw:path>
          <draw:path draw:style-name="gr1" draw:text-style-name="P1" draw:layer="Layer4" svg:width="1.269cm" svg:height="1.269cm" svg:x="21.849cm" svg:y="13.536cm" svg:viewBox="0 0 1270 1270" svg:d="m0 635c0-117 27-216 85-318s131-173 232-232 201-85 318-85 216 27 317 85 174 131 233 232 85 201 85 318-27 216-85 317-131 174-233 233-200 85-317 85-216-27-318-85-173-131-232-233-85-200-85-317z">
            <text:p/>
          </draw:path>
          <draw:path draw:style-name="gr1" draw:text-style-name="P1" draw:layer="Layer4" svg:width="2.539cm" svg:height="4.571cm" svg:x="21.216cm" svg:y="5.332cm" svg:viewBox="0 0 2540 4572" svg:d="m0 4216v-3860c0-196 160-356 356-356h1828c196 0 356 160 356 356v3860c0 196-160 356-356 356h-1828c-196 0-356-160-356-356z">
            <text:p/>
          </draw:path>
          <draw:path draw:style-name="gr1" draw:text-style-name="P1" draw:layer="Layer4" svg:width="0.475cm" svg:height="0.127cm" svg:x="22.098cm" svg:y="20.802cm" svg:viewBox="0 0 476 128" svg:d="m476 128c-141-104-301-128-476-128">
            <text:p/>
          </draw:path>
          <draw:path draw:style-name="gr1" draw:text-style-name="P1" draw:layer="Layer4" svg:width="0.476cm" svg:height="0.127cm" svg:x="21.621cm" svg:y="20.802cm" svg:viewBox="0 0 477 128" svg:d="m477 0c-175 0-326 41-477 128">
            <text:p/>
          </draw:path>
          <draw:path draw:style-name="gr1" draw:text-style-name="P1" draw:layer="Layer4" svg:width="0.347cm" svg:height="0.347cm" svg:x="21.273cm" svg:y="20.93cm" svg:viewBox="0 0 348 348" svg:d="m348 0c-151 87-260 196-348 348">
            <text:p/>
          </draw:path>
          <draw:path draw:style-name="gr1" draw:text-style-name="P1" draw:layer="Layer4" svg:width="0.127cm" svg:height="0.476cm" svg:x="21.145cm" svg:y="21.278cm" svg:viewBox="0 0 128 477" svg:d="m128 0c-88 152-128 302-128 477">
            <text:p/>
          </draw:path>
          <draw:path draw:style-name="gr1" draw:text-style-name="P1" draw:layer="Layer4" svg:width="0.127cm" svg:height="0.475cm" svg:x="21.145cm" svg:y="21.755cm" svg:viewBox="0 0 128 476" svg:d="m0 0c0 175 41 324 128 476">
            <text:p/>
          </draw:path>
          <draw:path draw:style-name="gr1" draw:text-style-name="P1" draw:layer="Layer4" svg:width="0.347cm" svg:height="0.348cm" svg:x="21.273cm" svg:y="22.231cm" svg:viewBox="0 0 348 349" svg:d="m0 0c87 152 196 261 348 349">
            <text:p/>
          </draw:path>
          <draw:path draw:style-name="gr1" draw:text-style-name="P1" draw:layer="Layer4" svg:width="0.476cm" svg:height="0.127cm" svg:x="21.621cm" svg:y="22.58cm" svg:viewBox="0 0 477 128" svg:d="m0 0c152 88 302 128 477 128">
            <text:p/>
          </draw:path>
          <draw:line draw:style-name="gr1" draw:text-style-name="P1" draw:layer="Layer4" svg:x1="22.098cm" svg:y1="22.708cm" svg:x2="22.098cm" svg:y2="22.708cm">
            <text:p/>
          </draw:line>
          <draw:path draw:style-name="gr1" draw:text-style-name="P1" draw:layer="Layer4" svg:width="8.889cm" svg:height="24.637cm" svg:x="16.383cm" svg:y="0cm" svg:viewBox="0 0 8890 24638" svg:d="m5715 22708h2540zm0 0h635zm0 1295h-2540zm0 0v635zm0 0c-847 0-1686-2-2533-2zm0 0c0-250-4-383-4-633zm0 0h-3813zm0-23368h3813zm0 0v-635zm0 0h2537zm0 0v635zm0 0h2540zm0 1270h-635zm0 0v1524zm0 0h635zm0 0v1530zm0 0h-635zm0 0v1518zm0 0h635zm0 3556h-635zm0 0v4572zm0 0c212 1 423-1 635 0zm0 3531h-635zm0 0v1524zm0 0c212 0 423-1 635 0zm0 0v1524zm0 0h-635zm0 0c-509 1-1006 4-1527 2z">
            <text:p/>
          </draw:path>
          <draw:path draw:style-name="gr1" draw:text-style-name="P1" draw:layer="Layer4" svg:width="0.536cm" svg:height="0.255cm" svg:x="22.574cm" svg:y="20.93cm" svg:viewBox="0 0 537 256" svg:d="m537 256c-282 11-436-182-537-256">
            <text:p/>
          </draw:path>
        </draw:g>
        <draw:path draw:style-name="gr1" draw:text-style-name="P1" draw:layer="Layer4" svg:width="24.637cm" svg:height="8.889cm" draw:transform="rotate (-1.57079632679579) translate (34.1629999999994cm -0.00000000000451585106888328cm)" svg:viewBox="0 0 24638 8890" svg:d="m14706 6977h-1066c-196 0-356-160-356-356v-1066c0-196 160-356 356-356h1066c196 0 356 160 356 356v1066c0 196-160 356-356 356zm-1803-698c-35 0-65-8-96-26s-52-39-69-69-26-61-26-96 8-65 26-95c17-31 39-53 69-70s61-26 96-26 65 8 95 26 53 39 70 70 26 60 26 95-8 65-26 96c-17 30-39 52-70 69s-60 26-95 26zm2540 0c-35 0-65-8-96-26s-52-39-69-69-26-61-26-96 8-65 26-95c17-31 39-53 69-70s61-26 96-26 65 8 95 26 53 39 70 70 26 60 26 95-8 65-26 96c-17 30-39 52-70 69s-60 26-95 26zm4986-5778c-37 0-69-9-102-27s-55-42-74-74-27-65-27-102 9-69 27-101 42-56 74-75 65-27 102-27 69 9 101 27 56 42 75 75 27 64 27 101-9 69-27 102-42 55-75 74-64 27-101 27zm-16225 0c-37 0-69-9-102-27s-55-42-74-74-27-65-27-102 9-69 27-101 42-56 74-75 65-27 102-27 68 9 100 27 56 42 75 75 27 64 27 101-9 69-27 102-42 55-75 74-63 27-100 27zm9967 2923c-117 0-216-27-318-85s-173-131-232-232-85-201-85-318 27-216 85-317 131-174 232-233 201-85 318-85 216 27 317 85 174 131 233 233 85 200 85 317-27 216-85 318-131 173-233 232-200 85-317 85zm-4623 633h-3860c-196 0-356-160-356-356v-1828c0-196 160-356 356-356h3860c196 0 356 160 356 356v1828c0 196-160 356-356 356zm11382-1358c-104 141-128 301-128 476s41 326 128 477 196 260 348 348 302 128 477 128 324-41 476-128 261-196 349-348 128-302 128-477v0-2540-635h1295v2540h635c0 847-2 1686-2 2533-250 0-383 4-633 4v3813h-1295v-635h-4572v635h-3531v-635h-4572v635h-3556v-635h-4572v635h-1270v-3813h-635v-2537h635v-2540h1270v635h1524v-635h1530v635h1518v-635h3556v635h4572c1-212-1-423 0-635h3531v635h1524c0-212-1-423 0-635h1524v635c1 509 4 1006 2 1527 11 282-182 436-256 537z">
          <text:p/>
        </draw:path>
        <draw:g>
          <draw:path draw:style-name="gr4" draw:text-style-name="P1" draw:layer="Layer4" svg:width="0.405cm" svg:height="0.405cm" svg:x="42.551cm" svg:y="20.226cm" svg:viewBox="0 0 406 406" svg:d="m0 203c0-37 9-69 27-102s42-55 74-74 65-27 102-27 69 9 101 27 56 42 75 74 27 65 27 102-9 69-27 101-42 56-75 75-64 27-101 27-69-9-102-27-55-42-74-75-27-64-27-101z">
            <text:p/>
          </draw:path>
          <draw:path draw:style-name="gr4" draw:text-style-name="P1" draw:layer="Layer4" svg:width="0.405cm" svg:height="0.404cm" svg:x="42.551cm" svg:y="4.001cm" svg:viewBox="0 0 406 405" svg:d="m0 203c0-37 9-69 27-102s42-55 74-74 65-27 102-27 69 9 101 27 56 42 75 74 27 65 27 102-9 68-27 100-42 56-75 75-64 27-101 27-69-9-102-27-55-42-74-75-27-63-27-100z">
            <text:p/>
          </draw:path>
          <draw:path draw:style-name="gr4" draw:text-style-name="P1" draw:layer="Layer4" svg:width="8.896cm" svg:height="24.637cm" svg:x="34.163cm" svg:y="0cm" svg:viewBox="0 0 8897 24638" svg:d="m635 22708h-635zm0 1295h3813zm0 0c0 250 3 383 3 633zm0 0c847 0 1687 2 2534 2zm0 0v-635zm0 0h2540zm0 0v-1295zm0 0h-635zm0 0v-1524zm0 0h635zm0 0v-1524zm0 0c-212-1-423 0-635 0zm0 0v-1524zm0 0h635zm0 0v-3531zm0 0c-212-1-423 1-635 0zm0 0v-4572zm0 0h635zm0 0c0-1203 7-2353 7-3556zm0 0h-642zm0 0v-1518zm0 0h635zm0 0v-1533zm0 0c-212 0-423 7-635 7zm0 0v-1528zm0 0h635zm0 0v-1270zm0 0h-2540zm0 0v-635zm0 0h-2537zm0 0v635zm0 0h-3813zm0 1270h635zm0 0v4572zm0 0h-635zm0 3556h635zm0 0v4572zm0 0h-635zm0 3531h635zm0 0v4572z">
            <text:p/>
          </draw:path>
        </draw:g>
      </draw:page>
      <draw:page draw:name="page5" draw:style-name="dp1" draw:master-page-name="Default">
        <draw:path draw:style-name="gr2" draw:text-style-name="P1" draw:layer="Layer4" svg:width="24.639cm" svg:height="17.017cm" svg:x="0cm" svg:y="0cm" svg:viewBox="0 0 24640 17018" svg:d="m1232 1383c28 0 52-6 77-20 24-14 41-32 56-56 14-25 20-48 20-77s-6-51-20-76c-15-24-32-42-56-56s-49-20-77-20-52 6-76 20-42 32-57 56-20 48-20 77 6 51 20 76 32 42 57 56 48 20 76 20zm0 14554c28 0 52-6 77-20 24-14 41-32 56-56s20-48 20-76-6-52-20-77-32-42-56-56-49-20-77-20-52 6-76 20-42 32-57 56-20 48-20 77 6 51 20 76 32 42 57 56 48 20 76 20zm18364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11392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914-14541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12300-7061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11392-940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11392-940c28 0 52-6 77-20s41-32 56-56 20-48 20-76-6-52-20-77-32-42-56-56c-25-14-49-20-77-20s-52 6-76 20c-25 14-42 32-57 56s-20 48-20 77 6 51 20 76 32 42 57 56 48 20 76 20zm-11392 0c28 0 52-6 77-20s41-32 56-56 20-48 20-76-6-52-20-77-32-42-56-56c-25-14-49-20-77-20s-52 6-76 20c-25 14-42 32-57 56s-20 48-20 77 6 51 20 76 32 42 57 56 48 20 76 20zm9099 358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939 264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12319-4038h-204v357h204v254h355c0-84-1-169 0-254h203v-357h-203v-635h584v-634h1524v635h3531v-635h4572v635h3556c-1-212 1-423 0-635h1517v635c169 0 422-1 591-1v635h-203v357h203c2 85-1 170 0 254h356c-1-84 0-169 0-254h203v-357h-203v-635h584v-634h1524v635h1270v2540h637c0 423-1 720-1 1143h-636c0 145 1 439 0 584h-872v-203h-422v203h-328v356h328v203h422v-203h872c1 143 0 441 0 584h636c2 424-2 717 0 1141-252 0-384 2-636 2 1 1016-1 2032 0 3048h637c0 426-2 717-2 1143h-635c0 143 1 440 0 584h-872v-203h-422v203c-754 0 432-1-328 0v356c760-1-426 0 328 0v203h422v-203h872c1 143 0 441 0 584h637c0 423-2 720-2 1143h-635v2540h-1270v635h-1524c0-210 2-425 2-635h-588c0-212 2-422 2-633h203v-354h-203c-1-85 1-168 0-252h-356c1 84-1 167 0 252h-203v354h203v633h-590c0 212-1 425-1 635h-1517v-635h-3556v635h-4572v-635h-3531v635h-1524v-635h-584v-633h203v-354h-203c-1-85 1-168 0-252h-355v252h-204v354h204v633h-585v635h-1524v-635h-1295v-2540c-211 0-382-1-633-1 0-423-2-719-2-1142h635c1-142 0-442 0-584h871v203h420v-203h297v-356c-100-1-197 0-297 0v-203h-420v203h-871c-1-147 1-438 0-584h-635c0-424 2-721 2-1145 251 0 383 2 633 2v-3048c-251 0-383-2-634-2 0-424-1-717-1-1141h635v-584h871v203h420v-203h297v-356h-297v-203h-420v203h-871v-584h-635v-1143h635c-1-846 1-1694 0-2540h1295v-635h1527v635c170 0 411-1 582-1zm10452 11482c-147 0-267-80-267-178s120-178 267-178h7086c147 0 267 80 267 178s-120 178-267 178z">
          <text:p/>
        </draw:path>
        <draw:path draw:style-name="gr3" draw:text-style-name="P1" draw:layer="Layer4" svg:width="9.651cm" svg:height="17.017cm" svg:x="24.308cm" svg:y="0cm" svg:viewBox="0 0 9652 17018" svg:d="m1092 5283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1296 2439h2082c196 0 356-160 356-356v-4470c0-196-160-356-356-356h-2082c-196 0-356 160-356 356v4470c0 196 160 356 356 356zm3454-13945v-635h3810v3175h-642v3810h642v3048h-642c0 1270 5 2540 5 3810h637v3175h-3805c0-210-5-425-5-635h-2540c0 210 2 425 2 635h-2542v-3175h635v-1143h-635c-140 0-260-32-381-102s-209-158-279-279c-70-121-102-241-102-381s32-260 102-381 158-209 279-279 241-102 381-102c20 0 40 1 59 2h576v-1145h-635v-3048h635v-1143h-635c-140 0-260-32-381-102s-209-158-279-279-102-241-102-381 32-260 102-381 158-209 279-279 241-102 381-102h635v-1143h-635v-3175h2540v635z">
          <text:p/>
        </draw:path>
        <draw:path draw:style-name="gr3" draw:text-style-name="P1" draw:layer="Layer4" svg:width="9.651cm" svg:height="17.017cm" svg:x="33.408cm" svg:y="0cm" svg:viewBox="0 0 9652 17018" svg:d="m1092 5283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1296 2439h2082c196 0 356-160 356-356v-4470c0-196-160-356-356-356h-2082c-196 0-356 160-356 356v4470c0 196 160 356 356 356zm3454-13945v-635h3810v3175h-642v3810h642v3048h-642c0 1270 5 2540 5 3810h637v3175h-3805c0-210-5-425-5-635h-2540c0 210 2 425 2 635h-2542v-3175h635v-1143h-635c-140 0-260-32-381-102s-209-158-279-279c-70-121-102-241-102-381s32-260 102-381 158-209 279-279 241-102 381-102c20 0 40 1 59 2h576v-1145h-635v-3048h635v-1143h-635c-140 0-260-32-381-102s-209-158-279-279-102-241-102-381 32-260 102-381 158-209 279-279 241-102 381-102h635v-1143h-635v-3175h2540v635z">
          <text:p/>
        </draw:path>
        <draw:path draw:style-name="gr5" draw:text-style-name="P1" draw:layer="Layer4" svg:width="9.651cm" svg:height="17.017cm" draw:transform="rotate (1.5707963267946) translate (0.000000000000678285516861721cm 26.9320000000106cm)" svg:viewBox="0 0 9652 17018" svg:d="m1092 5283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4750-11506v-635h3810v3175h-638c0 1270 5 2540 5 3810h633v3048h-638c0 1270 5 2540 5 3810h633v3175h-3810v-635h-2540c0 210 2 425 2 635h-2542v-3175h635v-1143h-635c-140 0-260-32-381-102s-209-158-279-279c-70-121-102-241-102-381s32-260 102-381 158-209 279-279 241-102 381-102c20 0 40 1 59 2h576v-1145h-635v-3048h635v-1143h-635c-140 0-260-32-381-102s-209-158-279-279-102-241-102-381 32-260 102-381 158-209 279-279 241-102 381-102h635v-1143h-635v-3175h2540v635z">
          <text:p/>
        </draw:path>
        <draw:path draw:style-name="gr5" draw:text-style-name="P1" draw:layer="Layer4" svg:width="9.651cm" svg:height="17.017cm" draw:transform="rotate (1.5707963267946) translate (17.3000000000007cm 26.9320000000106cm)" svg:viewBox="0 0 9652 17018" svg:d="m1092 5283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4750-11506v-635h3810v3175h-638c0 1270 5 2540 5 3810h633v3048h-638c0 1270 5 2540 5 3810h633v3175h-3810v-635h-2540c0 210 2 425 2 635h-2542v-3175h635v-1143h-635c-140 0-260-32-381-102s-209-158-279-279c-70-121-102-241-102-381s32-260 102-381 158-209 279-279 241-102 381-102c20 0 40 1 59 2h576v-1145h-635v-3048h635v-1143h-635c-140 0-260-32-381-102s-209-158-279-279-102-241-102-381 32-260 102-381 158-209 279-279 241-102 381-102h635v-1143h-635v-3175h2540v63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9H6M58S</meta:editing-duration>
    <meta:editing-cycles>53</meta:editing-cycles>
    <meta:generator>OpenOffice.org/3.3$Win32 OpenOffice.org_project/330m20$Build-9567</meta:generator>
    <dc:date>2013-03-05T18:22:21.45</dc:date>
    <dc:creator>Anool Mahidharia</dc:creator>
    <meta:document-statistic meta:object-count="38"/>
  </office:meta>
</office:document-meta>
</file>